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ccffcc" draw:textarea-vertical-align="top"/>
    </style:style>
    <style:style style:name="gr5" style:family="graphic" style:parent-style-name="standard">
      <style:graphic-properties draw:fill-color="#ccff99" draw:textarea-vertical-align="middle"/>
    </style:style>
    <style:style style:name="gr6" style:family="graphic" style:parent-style-name="standard">
      <style:graphic-properties draw:fill-color="#ffccff" draw:textarea-vertical-align="top"/>
    </style:style>
    <style:style style:name="gr7" style:family="graphic" style:parent-style-name="standard">
      <style:graphic-properties draw:fill-color="#ff99cc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solid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eeeeee" draw:textarea-vertical-align="middle"/>
    </style:style>
    <style:style style:name="gr13" style:family="graphic" style:parent-style-name="standard">
      <style:graphic-properties draw:stroke="none" draw:fill-color="#ffffff" draw:textarea-vertical-align="bottom"/>
    </style:style>
    <style:style style:name="gr14" style:family="graphic" style:parent-style-name="standard">
      <style:graphic-properties draw:fill-color="#ccffff" draw:textarea-vertical-align="top"/>
    </style:style>
    <style:style style:name="gr15" style:family="graphic" style:parent-style-name="standard">
      <style:graphic-properties draw:fill-color="#99ffff" draw:textarea-vertical-align="middle"/>
    </style:style>
    <style:style style:name="gr16" style:family="graphic" style:parent-style-name="standard">
      <style:graphic-properties draw:fill-color="#dddddd" draw:textarea-vertical-align="middle"/>
    </style:style>
    <style:style style:name="gr17" style:family="graphic" style:parent-style-name="standard">
      <style:graphic-properties draw:stroke="dash" draw:stroke-dash="Ultrafine_20_Dashed" svg:stroke-color="#000000" draw:fill="none" draw:fill-color="#ffffff" draw:textarea-vertical-align="middle" fo:min-height="4.45cm"/>
    </style:style>
    <style:style style:name="gr18" style:family="graphic" style:parent-style-name="objectwithoutfill">
      <style:graphic-properties draw:stroke="solid" svg:stroke-width="0.081cm" svg:stroke-color="#00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Ultrafine_20_Dashe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18cm" draw:marker-start-width="0.227cm" draw:marker-end-width="0.227cm" draw:fill-color="#eeeeee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1.4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1pt" style:font-size-asian="11pt" style:font-size-complex="11p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999999"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start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P8" style:family="paragraph">
      <style:paragraph-properties fo:text-align="start"/>
      <style:text-properties fo:color="#999999" fo:font-size="11pt" fo:font-style="italic" style:font-size-asian="11pt" style:font-style-asian="italic" style:font-size-complex="11pt" style:font-style-complex="italic"/>
    </style:style>
    <style:style style:name="P9" style:family="paragraph">
      <style:paragraph-properties fo:text-align="center"/>
      <style:text-properties fo:color="#666666"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007826" fo:font-size="14pt" fo:font-style="italic" style:font-size-asian="14pt" style:font-style-asian="italic" style:font-size-complex="14pt" style:font-style-complex="italic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4" style:family="paragraph">
      <style:paragraph-properties fo:text-align="end"/>
      <style:text-properties fo:color="#0066ff"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999999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007826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66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3.8cm" svg:x="20.3cm" svg:y="7.513cm">
          <text:p/>
          <draw:enhanced-geometry svg:viewBox="0 0 21600 21600" draw:text-areas="0 ?f0 ?f5 ?f2" draw:type="right-arrow" draw:modifiers="14846.6257668712 5081.154499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0.2cm" svg:height="11.4cm" svg:x="12.8cm" svg:y="3.7cm">
          <text:p/>
        </draw:rect>
        <draw:rect draw:style-name="gr3" draw:text-style-name="P1" draw:layer="layout" svg:width="5.7cm" svg:height="10.7cm" svg:x="1.6cm" svg:y="4.4cm">
          <text:p/>
        </draw:rect>
        <draw:rect draw:style-name="gr4" draw:text-style-name="P3" draw:layer="layout" svg:width="4.712cm" svg:height="6.1cm" svg:x="13.088cm" svg:y="4.3cm">
          <text:p text:style-name="P2"><text:span text:style-name="T1">Tunneling</text:span></text:p>
        </draw:rect>
        <draw:rect draw:style-name="gr5" draw:text-style-name="P2" draw:layer="layout" svg:width="5.099cm" svg:height="0.756cm" svg:x="12.4cm" svg:y="8.305cm">
          <text:p text:style-name="P4"><text:span text:style-name="T2"><text:s text:c="2"/></text:span><text:span text:style-name="T2">Inbox Queue</text:span></text:p>
        </draw:rect>
        <draw:rect draw:style-name="gr5" draw:text-style-name="P2" draw:layer="layout" svg:width="5.102cm" svg:height="0.756cm" svg:x="12.4cm" svg:y="9.305cm">
          <text:p text:style-name="P4"><text:span text:style-name="T2"><text:s text:c="2"/></text:span><text:span text:style-name="T2">Outbox Queue</text:span></text:p>
        </draw:rect>
        <draw:rect draw:style-name="gr6" draw:text-style-name="P3" draw:layer="layout" svg:width="4.7cm" svg:height="3cm" svg:x="13.1cm" svg:y="10.8cm">
          <text:p text:style-name="P2"><text:span text:style-name="T1">Routing</text:span></text:p>
        </draw:rect>
        <draw:rect draw:style-name="gr7" draw:text-style-name="P2" draw:layer="layout" svg:width="5.106cm" svg:height="0.756cm" svg:x="12.4cm" svg:y="11.741cm">
          <text:p text:style-name="P4"><text:span text:style-name="T2"><text:s text:c="2"/></text:span><text:span text:style-name="T2">Inbox Queue</text:span></text:p>
        </draw:rect>
        <draw:rect draw:style-name="gr7" draw:text-style-name="P2" draw:layer="layout" svg:width="5.109cm" svg:height="0.756cm" svg:x="12.4cm" svg:y="12.741cm">
          <text:p text:style-name="P4"><text:span text:style-name="T2"><text:s text:c="2"/></text:span><text:span text:style-name="T2">Outbox Queue</text:span></text:p>
        </draw:rect>
        <draw:line draw:style-name="gr8" draw:text-style-name="P1" draw:layer="layout" svg:x1="9.8cm" svg:y1="8.7cm" svg:x2="12.4cm" svg:y2="8.7cm">
          <text:p/>
        </draw:line>
        <draw:line draw:style-name="gr8" draw:text-style-name="P1" draw:layer="layout" svg:x1="12.4cm" svg:y1="9.7cm" svg:x2="10.8cm" svg:y2="9.7cm">
          <text:p/>
        </draw:line>
        <draw:frame draw:style-name="gr9" draw:text-style-name="P6" draw:layer="layout" svg:width="3.3cm" svg:height="1.2cm" svg:x="9.9cm" svg:y="8.9cm">
          <draw:text-box>
            <text:p text:style-name="P5"><text:span text:style-name="T3">UDP</text:span></text:p>
          </draw:text-box>
        </draw:frame>
        <draw:line draw:style-name="gr8" draw:text-style-name="P1" draw:layer="layout" svg:x1="9.9cm" svg:y1="12.1cm" svg:x2="12.4cm" svg:y2="12.1cm">
          <text:p/>
        </draw:line>
        <draw:line draw:style-name="gr8" draw:text-style-name="P1" draw:layer="layout" svg:x1="12.4cm" svg:y1="13.1cm" svg:x2="10.8cm" svg:y2="13.1cm">
          <text:p/>
        </draw:line>
        <draw:frame draw:style-name="gr10" draw:text-style-name="P7" draw:layer="layout" svg:width="6.2cm" svg:height="1cm" svg:x="12.8cm" svg:y="14.2cm">
          <draw:text-box>
            <text:p text:style-name="P2"><text:span text:style-name="T4">KNX Client</text:span></text:p>
          </draw:text-box>
        </draw:frame>
        <draw:frame draw:style-name="gr10" draw:text-style-name="P8" draw:layer="layout" svg:width="5.7cm" svg:height="1cm" svg:x="1.6cm" svg:y="14.2cm">
          <draw:text-box>
            <text:p text:style-name="P2"><text:span text:style-name="T4">KNX Area</text:span></text:p>
          </draw:text-box>
        </draw:frame>
        <draw:line draw:style-name="gr11" draw:text-style-name="P1" draw:layer="layout" svg:x1="2.7cm" svg:y1="7.3cm" svg:x2="2.7cm" svg:y2="13cm">
          <text:p/>
        </draw:line>
        <draw:rect draw:style-name="gr2" draw:text-style-name="P1" draw:layer="layout" svg:width="1.4cm" svg:height="0.6cm" svg:x="2cm" svg:y="7.1cm">
          <text:p/>
        </draw:rect>
        <draw:rect draw:style-name="gr2" draw:text-style-name="P1" draw:layer="layout" svg:width="1.4cm" svg:height="0.6cm" svg:x="2cm" svg:y="8.1cm">
          <text:p/>
        </draw:rect>
        <draw:rect draw:style-name="gr2" draw:text-style-name="P1" draw:layer="layout" svg:width="1.4cm" svg:height="0.6cm" svg:x="2cm" svg:y="9.9cm">
          <text:p/>
        </draw:rect>
        <draw:rect draw:style-name="gr2" draw:text-style-name="P1" draw:layer="layout" svg:width="1.4cm" svg:height="0.6cm" svg:x="2cm" svg:y="10.9cm">
          <text:p/>
        </draw:rect>
        <draw:rect draw:style-name="gr2" draw:text-style-name="P9" draw:layer="layout" svg:width="1.4cm" svg:height="0.6cm" svg:x="2cm" svg:y="12.7cm">
          <text:p/>
        </draw:rect>
        <draw:line draw:style-name="gr11" draw:text-style-name="P1" draw:layer="layout" svg:x1="4.5cm" svg:y1="5.7cm" svg:x2="4.5cm" svg:y2="9.4cm">
          <text:p/>
        </draw:line>
        <draw:rect draw:style-name="gr2" draw:text-style-name="P1" draw:layer="layout" svg:width="1.4cm" svg:height="0.6cm" svg:x="3.8cm" svg:y="5.3cm">
          <text:p/>
        </draw:rect>
        <draw:rect draw:style-name="gr2" draw:text-style-name="P1" draw:layer="layout" svg:width="1.4cm" svg:height="0.6cm" svg:x="3.8cm" svg:y="6.2cm">
          <text:p/>
        </draw:rect>
        <draw:rect draw:style-name="gr2" draw:text-style-name="P1" draw:layer="layout" svg:width="1.4cm" svg:height="0.6cm" svg:x="3.8cm" svg:y="7.1cm">
          <text:p/>
        </draw:rect>
        <draw:rect draw:style-name="gr2" draw:text-style-name="P1" draw:layer="layout" svg:width="1.4cm" svg:height="0.6cm" svg:x="3.8cm" svg:y="8.1cm">
          <text:p/>
        </draw:rect>
        <draw:line draw:style-name="gr11" draw:text-style-name="P1" draw:layer="layout" svg:x1="2.2cm" svg:y1="9.3cm" svg:x2="8.2cm" svg:y2="9.3cm">
          <text:p/>
        </draw:line>
        <draw:rect draw:style-name="gr12" draw:text-style-name="P9" draw:layer="layout" svg:width="1.4cm" svg:height="0.6cm" svg:x="2cm" svg:y="9cm">
          <text:p text:style-name="P1"><text:span text:style-name="T5">LK</text:span></text:p>
        </draw:rect>
        <draw:rect draw:style-name="gr12" draw:text-style-name="P9" draw:layer="layout" svg:width="1.4cm" svg:height="0.6cm" svg:x="3.8cm" svg:y="9cm">
          <text:p text:style-name="P1"><text:span text:style-name="T5">LK</text:span></text:p>
        </draw:rect>
        <draw:line draw:style-name="gr11" draw:text-style-name="P1" draw:layer="layout" svg:x1="6.2cm" svg:y1="9.3cm" svg:x2="6.2cm" svg:y2="12cm">
          <text:p/>
        </draw:line>
        <draw:rect draw:style-name="gr2" draw:text-style-name="P1" draw:layer="layout" svg:width="1.4cm" svg:height="0.6cm" svg:x="5.5cm" svg:y="9.9cm">
          <text:p/>
        </draw:rect>
        <draw:rect draw:style-name="gr2" draw:text-style-name="P1" draw:layer="layout" svg:width="1.4cm" svg:height="0.6cm" svg:x="5.5cm" svg:y="10.8cm">
          <text:p/>
        </draw:rect>
        <draw:rect draw:style-name="gr2" draw:text-style-name="P1" draw:layer="layout" svg:width="1.4cm" svg:height="0.6cm" svg:x="5.5cm" svg:y="11.7cm">
          <text:p/>
        </draw:rect>
        <draw:frame draw:style-name="gr9" draw:text-style-name="P11" draw:layer="layout" svg:width="1.9cm" svg:height="1.2cm" svg:x="5.4cm" svg:y="8.6cm">
          <draw:text-box>
            <text:p text:style-name="P10"><text:span text:style-name="T6">TP</text:span></text:p>
          </draw:text-box>
        </draw:frame>
        <draw:rect draw:style-name="gr13" draw:text-style-name="P1" draw:layer="layout" svg:width="1.5cm" svg:height="0.6cm" svg:x="1.948cm" svg:y="11.8cm">
          <text:p text:style-name="P1">...</text:p>
        </draw:rect>
        <draw:rect draw:style-name="gr14" draw:text-style-name="P3" draw:layer="layout" svg:width="4.401cm" svg:height="9.5cm" draw:transform="skewX (-0.0001745329251994) translate (18.198cm 4.3cm)">
          <text:p text:style-name="P2"><text:span text:style-name="T1">API</text:span></text:p>
        </draw:rect>
        <draw:rect draw:style-name="gr15" draw:text-style-name="P12" draw:layer="layout" svg:width="3.8cm" svg:height="1.393cm" svg:x="18.501cm" svg:y="10.3cm">
          <text:p text:style-name="P1"><text:span text:style-name="T2">Plugin Injector</text:span><text:span text:style-name="T2"><text:line-break/></text:span><text:span text:style-name="T2">(Audit, Logging, ...)</text:span></text:p>
        </draw:rect>
        <draw:rect draw:style-name="gr16" draw:text-style-name="P1" draw:layer="layout" svg:width="0.6cm" svg:height="0.6cm" svg:x="17.7cm" svg:y="12.3cm">
          <text:p/>
        </draw:rect>
        <draw:rect draw:style-name="gr16" draw:text-style-name="P1" draw:layer="layout" svg:width="0.6cm" svg:height="0.6cm" svg:x="17.7cm" svg:y="7.4cm">
          <text:p/>
        </draw:rect>
        <draw:rect draw:style-name="gr15" draw:text-style-name="P12" draw:layer="layout" svg:width="3.799cm" svg:height="0.8cm" svg:x="18.5cm" svg:y="5.3cm">
          <text:p text:style-name="P1"><text:span text:style-name="T2">Configuration</text:span></text:p>
        </draw:rect>
        <draw:frame draw:style-name="gr9" draw:text-style-name="P6" draw:layer="layout" svg:width="3.3cm" svg:height="1.2cm" svg:x="9.9cm" svg:y="12.3cm">
          <draw:text-box>
            <text:p text:style-name="P5"><text:span text:style-name="T3">UDP</text:span></text:p>
          </draw:text-box>
        </draw:frame>
        <draw:frame draw:style-name="gr17" draw:text-style-name="P13" draw:layer="layout" svg:width="2.082cm" svg:height="4.7cm" svg:x="24.718cm" svg:y="7.054cm">
          <draw:text-box>
            <text:p text:style-name="P12"><text:span text:style-name="T7">Java</text:span></text:p>
            <text:p text:style-name="P12"><text:span text:style-name="T7"/></text:p>
            <text:p text:style-name="P12"><text:span text:style-name="T7">REST</text:span></text:p>
            <text:p text:style-name="P12"><text:span text:style-name="T7"/></text:p>
            <text:p text:style-name="P12"><text:span text:style-name="T7">TTY</text:span></text:p>
          </draw:text-box>
        </draw:frame>
        <draw:line draw:style-name="gr18" draw:text-style-name="P1" draw:layer="layout" svg:x1="6.2cm" svg:y1="7.9cm" svg:x2="8.1cm" svg:y2="7.9cm">
          <text:p/>
        </draw:line>
        <draw:line draw:style-name="gr19" draw:text-style-name="P1" draw:layer="layout" svg:x1="6.2cm" svg:y1="7.9cm" svg:x2="6.2cm" svg:y2="5.1cm">
          <text:p/>
        </draw:line>
        <draw:frame draw:style-name="gr9" draw:text-style-name="P14" draw:layer="layout" svg:width="1.9cm" svg:height="1.2cm" svg:x="5.4cm" svg:y="7.1cm">
          <draw:text-box>
            <text:p text:style-name="P10"><text:span text:style-name="T8">IP</text:span></text:p>
          </draw:text-box>
        </draw:frame>
        <draw:line draw:style-name="gr20" draw:text-style-name="P1" draw:layer="layout" svg:x1="6.2cm" svg:y1="5.1cm" svg:x2="6.2cm" svg:y2="3.7cm">
          <text:p/>
        </draw:line>
        <draw:rect draw:style-name="gr5" draw:text-style-name="P2" draw:layer="layout" svg:width="4.102cm" svg:height="0.8cm" draw:transform="skewX (-0.0024434609527916) translate (13.396cm 6.3cm)">
          <text:p text:style-name="P1"><text:span text:style-name="T2">Description</text:span></text:p>
        </draw:rect>
        <draw:rect draw:style-name="gr5" draw:text-style-name="P2" draw:layer="layout" svg:width="4.102cm" svg:height="0.8cm" draw:transform="skewX (-0.0024434609527916) translate (13.396cm 5.3cm)">
          <text:p text:style-name="P1"><text:span text:style-name="T2">Discovery</text:span></text:p>
        </draw:rect>
        <draw:rect draw:style-name="gr21" draw:text-style-name="P1" draw:layer="layout" svg:width="2.7cm" svg:height="11.4cm" svg:x="8.1cm" svg:y="3.7cm">
          <text:p/>
        </draw:rect>
        <draw:frame draw:style-name="gr22" draw:text-style-name="P15" draw:layer="layout" svg:width="2.7cm" svg:height="1.685cm" svg:x="8.1cm" svg:y="13.681cm">
          <draw:text-box>
            <text:p text:style-name="P12"><text:span text:style-name="T4">KNX Net/IP</text:span></text:p>
          </draw:text-box>
        </draw:frame>
        <draw:rect draw:style-name="gr5" draw:text-style-name="P2" draw:layer="layout" svg:width="4.102cm" svg:height="0.8cm" draw:transform="skewX (-0.0024434609527916) translate (13.396cm 7.3cm)">
          <text:p text:style-name="P1"><text:span text:style-name="T2">Connection State</text:span></text:p>
        </draw:rect>
        <draw:rect draw:style-name="gr15" draw:text-style-name="P12" draw:layer="layout" svg:width="3.799cm" svg:height="0.8cm" svg:x="18.501cm" svg:y="6.3cm">
          <text:p text:style-name="P1"><text:span text:style-name="T2">Event Pool</text:span></text:p>
        </draw:rect>
        <draw:rect draw:style-name="gr15" draw:text-style-name="P12" draw:layer="layout" svg:width="3.799cm" svg:height="0.8cm" svg:x="18.502cm" svg:y="7.3cm">
          <text:p text:style-name="P1"><text:span text:style-name="T2">Status <text:s/>Pool</text:span></text:p>
        </draw:rect>
        <draw:rect draw:style-name="gr15" draw:text-style-name="P12" draw:layer="layout" svg:width="3.799cm" svg:height="0.8cm" svg:x="18.503cm" svg:y="8.3cm">
          <text:p text:style-name="P1"><text:span text:style-name="T2">Statistic</text:span></text:p>
        </draw:rect>
        <draw:rect draw:style-name="gr15" draw:text-style-name="P12" draw:layer="layout" svg:width="3.799cm" svg:height="0.8cm" svg:x="18.504cm" svg:y="9.3cm">
          <text:p text:style-name="P1"><text:span text:style-name="T2">DPT Translator</text:span></text:p>
        </draw:rect>
        <draw:rect draw:style-name="gr15" draw:text-style-name="P12" draw:layer="layout" svg:width="3.799cm" svg:height="0.8cm" svg:x="18.505cm" svg:y="11.9cm">
          <text:p text:style-name="P1"><text:span text:style-name="T2">... and more ..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21:52:34.34</meta:creation-date>
    <dc:date>2019-09-23T12:32:58.37</dc:date>
    <meta:editing-duration>PT2H32M48S</meta:editing-duration>
    <meta:editing-cycles>24</meta:editing-cycles>
    <meta:generator>OpenOffice/4.1.5$Win32 OpenOffice.org_project/415m1$Build-9789</meta:generator>
    <meta:document-statistic meta:object-count="57"/>
  </office:meta>
</office:document-meta>
</file>